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Times_New_Roman_4.ttf" manifest:media-type="application/x-font-ttf"/>
  <manifest:file-entry manifest:full-path="Fonts/Font_Times_New_Roman_3.ttf" manifest:media-type="application/x-font-ttf"/>
  <manifest:file-entry manifest:full-path="Fonts/Font_Noto_Sans_4.ttf" manifest:media-type="application/x-font-ttf"/>
  <manifest:file-entry manifest:full-path="Fonts/Font_Times_New_Roman_2.ttf" manifest:media-type="application/x-font-ttf"/>
  <manifest:file-entry manifest:full-path="Fonts/Font_Noto_Sans_3.ttf" manifest:media-type="application/x-font-ttf"/>
  <manifest:file-entry manifest:full-path="Fonts/Font_Times_New_Roman_1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system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officeooo:rsid="01002214" officeooo:paragraph-rsid="01002214"/>
    </style:style>
    <style:style style:name="P3" style:family="paragraph" style:parent-style-name="Text_20_body_20_indent">
      <style:text-properties fo:language="ru" fo:country="RU" officeooo:rsid="0102889a" officeooo:paragraph-rsid="01084489" style:language-asian="hi" style:country-asian="IN"/>
    </style:style>
    <style:style style:name="P4" style:family="paragraph" style:parent-style-name="Text_20_body_20_indent">
      <style:text-properties fo:language="ru" fo:country="RU" officeooo:rsid="0102889a" officeooo:paragraph-rsid="0111f668" style:language-asian="hi" style:country-asian="IN"/>
    </style:style>
    <style:style style:name="P5" style:family="paragraph" style:parent-style-name="Text_20_body_20_indent">
      <style:text-properties fo:language="ru" fo:country="RU" officeooo:paragraph-rsid="0102889a" style:language-asian="hi" style:country-asian="IN"/>
    </style:style>
    <style:style style:name="P6" style:family="paragraph" style:parent-style-name="Text_20_body_20_indent">
      <style:text-properties fo:language="ru" fo:country="RU" officeooo:rsid="01019e81" officeooo:paragraph-rsid="0102889a" style:language-asian="hi" style:country-asian="IN"/>
    </style:style>
    <style:style style:name="P7" style:family="paragraph" style:parent-style-name="Text_20_body_20_indent">
      <style:text-properties fo:language="ru" fo:country="RU" officeooo:paragraph-rsid="01084489" style:language-asian="hi" style:country-asian="IN"/>
    </style:style>
    <style:style style:name="P8" style:family="paragraph" style:parent-style-name="Text_20_body_20_indent">
      <style:text-properties fo:language="ru" fo:country="RU" officeooo:paragraph-rsid="010e3f80" style:language-asian="hi" style:country-asian="IN"/>
    </style:style>
    <style:style style:name="P9" style:family="paragraph" style:parent-style-name="Header">
      <style:paragraph-properties fo:text-align="end" style:justify-single-word="false"/>
      <style:text-properties officeooo:paragraph-rsid="003130c7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42f69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9b4f4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0e3f80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_20_body_20_inden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style:register-true="true" fo:text-indent="0cm" style:auto-text-indent="false" style:writing-mode="lr-tb"/>
      <style:text-properties style:use-window-font-color="true" loext:opacity="0%" style:font-name="Noto Sans" fo:font-size="12pt" fo:language="ru" fo:country="RU" officeooo:rsid="0102889a" officeooo:paragraph-rsid="010e3f80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11f668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Table_20_Contents">
      <style:paragraph-properties fo:margin-top="0cm" fo:margin-bottom="0cm" style:contextual-spacing="false" fo:text-align="center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02214" officeooo:paragraph-rsid="0108b489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e3f80" officeooo:paragraph-rsid="010e3f80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Text_20_body_20_indent">
      <style:paragraph-properties fo:margin-top="0cm" fo:margin-bottom="0cm" style:contextual-spacing="false" fo:text-align="center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fo:font-weight="bold" officeooo:rsid="010e3f80" officeooo:paragraph-rsid="010e3f80" style:letter-kerning="true" style:font-name-asian="Segoe UI1" style:font-size-asian="14pt" style:language-asian="hi" style:country-asian="IN" style:font-weight-asian="bold" style:font-name-complex="Liberation Serif1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05bc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140c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15fa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Table_20_Contents" style:master-page-name="Right_20_Page">
      <style:paragraph-properties fo:margin-top="0cm" fo:margin-bottom="0cm" style:contextual-spacing="false" fo:text-align="center" style:justify-single-word="false" fo:orphans="0" fo:widows="0" fo:hyphenation-ladder-count="no-limit" style:register-true="true" style:page-number="auto" fo:keep-with-next="always" style:writing-mode="lr-tb"/>
      <style:text-properties style:use-window-font-color="true" loext:opacity="0%" style:font-name="Noto Sans" fo:font-size="12pt" fo:language="ru" fo:country="RU" officeooo:rsid="010e3f80" officeooo:paragraph-rsid="010e3f80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Text_20_body_20_inden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style:register-true="true" fo:text-indent="0cm" style:auto-text-indent="false" style:writing-mode="lr-tb"/>
      <style:text-properties style:use-window-font-color="true" loext:opacity="0%" style:font-name="Noto Sans" fo:font-size="12pt" fo:language="ru" fo:country="RU" officeooo:rsid="0102889a" officeooo:paragraph-rsid="0118f7e8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style:use-window-font-color="true" loext:opacity="0%" style:font-name="Noto Sans" fo:font-size="12pt" fo:language="ru" fo:country="RU" officeooo:rsid="0102889a" officeooo:paragraph-rsid="011a8f7a" style:letter-kerning="true" style:font-name-asian="Segoe UI1" style:font-size-asian="14pt" style:language-asian="hi" style:country-asian="IN" style:font-name-complex="Liberation Serif1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1a8f7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Text_20_body_20_indent">
      <style:paragraph-properties fo:margin-top="0cm" fo:margin-bottom="0cm" style:contextual-spacing="false" fo:text-align="start" style:justify-single-word="false" fo:orphans="0" fo:widows="0" fo:hyphenation-ladder-count="no-limit" style:register-true="true" style:writing-mode="lr-tb"/>
      <style:text-properties officeooo:paragraph-rsid="011b3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6623" style:font-weight-asian="bold" style:font-weight-complex="bold"/>
    </style:style>
    <style:style style:name="T3" style:family="text">
      <style:text-properties fo:font-weight="bold" officeooo:rsid="0027db0f" style:font-weight-asian="bold" style:font-weight-complex="bold"/>
    </style:style>
    <style:style style:name="T4" style:family="text">
      <style:text-properties fo:font-weight="bold" officeooo:rsid="010de164" style:font-weight-asian="bold" style:font-weight-complex="bold"/>
    </style:style>
    <style:style style:name="T5" style:family="text">
      <style:text-properties fo:font-weight="bold" officeooo:rsid="010e3f80" style:font-weight-asian="bold" style:font-weight-complex="bold"/>
    </style:style>
    <style:style style:name="T6" style:family="text">
      <style:text-properties fo:font-weight="bold" officeooo:rsid="010fd311" style:font-weight-asian="bold" style:font-weight-complex="bold"/>
    </style:style>
    <style:style style:name="T7" style:family="text">
      <style:text-properties fo:font-weight="bold" officeooo:rsid="0118f7e8" style:font-weight-asian="bold" style:font-weight-complex="bold"/>
    </style:style>
    <style:style style:name="T8" style:family="text">
      <style:text-properties fo:font-weight="bold" officeooo:rsid="011b2870" style:font-weight-asian="bold" style:font-weight-complex="bold"/>
    </style:style>
    <style:style style:name="T9" style:family="text">
      <style:text-properties fo:font-weight="bold" officeooo:rsid="011b3af6" style:font-weight-asian="bold" style:font-weight-complex="bold"/>
    </style:style>
    <style:style style:name="T10" style:family="text">
      <style:text-properties officeooo:rsid="002868e8"/>
    </style:style>
    <style:style style:name="T11" style:family="text">
      <style:text-properties style:use-window-font-color="true" loext:opacity="0%" style:font-name="Noto Sans" fo:font-size="12pt" fo:language="ru" fo:country="RU" style:letter-kerning="true" style:font-name-asian="Segoe UI1" style:font-size-asian="14pt" style:language-asian="hi" style:country-asian="IN" style:font-name-complex="Liberation Serif1" style:font-size-complex="14pt"/>
    </style:style>
    <style:style style:name="T12" style:family="text">
      <style:text-properties style:use-window-font-color="true" loext:opacity="0%" style:font-name="Noto Sans" fo:font-size="12pt" fo:language="ru" fo:country="RU" officeooo:rsid="0102889a" style:letter-kerning="true" style:font-name-asian="Segoe UI1" style:font-size-asian="14pt" style:language-asian="hi" style:country-asian="IN" style:font-name-complex="Liberation Serif1" style:font-size-complex="14pt"/>
    </style:style>
    <style:style style:name="T13" style:family="text">
      <style:text-properties style:use-window-font-color="true" loext:opacity="0%" style:font-name="Noto Sans" fo:font-size="12pt" fo:language="ru" fo:country="RU" officeooo:rsid="0105bc5e" style:letter-kerning="true" style:font-name-asian="Segoe UI1" style:font-size-asian="14pt" style:language-asian="hi" style:country-asian="IN" style:font-name-complex="Liberation Serif1" style:font-size-complex="14pt"/>
    </style:style>
    <style:style style:name="T14" style:family="text">
      <style:text-properties style:use-window-font-color="true" loext:opacity="0%" style:font-name="Noto Sans" fo:font-size="12pt" fo:language="ru" fo:country="RU" officeooo:rsid="01084489" style:letter-kerning="true" style:font-name-asian="Segoe UI1" style:font-size-asian="14pt" style:language-asian="hi" style:country-asian="IN" style:font-name-complex="Liberation Serif1" style:font-size-complex="14pt"/>
    </style:style>
    <style:style style:name="T15" style:family="text">
      <style:text-properties style:use-window-font-color="true" loext:opacity="0%" style:font-name="Noto Sans" fo:font-size="12pt" fo:language="ru" fo:country="RU" officeooo:rsid="0109b4f4" style:letter-kerning="true" style:font-name-asian="Segoe UI1" style:font-size-asian="14pt" style:language-asian="hi" style:country-asian="IN" style:font-name-complex="Liberation Serif1" style:font-size-complex="14pt"/>
    </style:style>
    <style:style style:name="T16" style:family="text">
      <style:text-properties style:use-window-font-color="true" loext:opacity="0%" style:font-name="Noto Sans" fo:font-size="12pt" fo:language="ru" fo:country="RU" officeooo:rsid="0109f16c" style:letter-kerning="true" style:font-name-asian="Segoe UI1" style:font-size-asian="14pt" style:language-asian="hi" style:country-asian="IN" style:font-name-complex="Liberation Serif1" style:font-size-complex="14pt"/>
    </style:style>
    <style:style style:name="T17" style:family="text">
      <style:text-properties style:use-window-font-color="true" loext:opacity="0%" style:font-name="Noto Sans" fo:font-size="12pt" fo:language="ru" fo:country="RU" officeooo:rsid="010de164" style:letter-kerning="true" style:font-name-asian="Segoe UI1" style:font-size-asian="14pt" style:language-asian="hi" style:country-asian="IN" style:font-name-complex="Liberation Serif1" style:font-size-complex="14pt"/>
    </style:style>
    <style:style style:name="T18" style:family="text">
      <style:text-properties style:use-window-font-color="true" loext:opacity="0%" style:font-name="Noto Sans" fo:font-size="12pt" fo:language="ru" fo:country="RU" officeooo:rsid="010fd311" style:letter-kerning="true" style:font-name-asian="Segoe UI1" style:font-size-asian="14pt" style:language-asian="hi" style:country-asian="IN" style:font-name-complex="Liberation Serif1" style:font-size-complex="14pt"/>
    </style:style>
    <style:style style:name="T19" style:family="text">
      <style:text-properties style:use-window-font-color="true" loext:opacity="0%" style:font-name="Noto Sans" fo:font-size="12pt" fo:language="ru" fo:country="RU" officeooo:rsid="0111f668" style:letter-kerning="true" style:font-name-asian="Segoe UI1" style:font-size-asian="14pt" style:language-asian="hi" style:country-asian="IN" style:font-name-complex="Liberation Serif1" style:font-size-complex="14pt"/>
    </style:style>
    <style:style style:name="T20" style:family="text">
      <style:text-properties style:use-window-font-color="true" loext:opacity="0%" style:font-name="Noto Sans" fo:font-size="12pt" fo:language="ru" fo:country="RU" officeooo:rsid="01140cdf" style:letter-kerning="true" style:font-name-asian="Segoe UI1" style:font-size-asian="14pt" style:language-asian="hi" style:country-asian="IN" style:font-name-complex="Liberation Serif1" style:font-size-complex="14pt"/>
    </style:style>
    <style:style style:name="T21" style:family="text">
      <style:text-properties style:use-window-font-color="true" loext:opacity="0%" style:font-name="Noto Sans" fo:font-size="12pt" fo:language="ru" fo:country="RU" officeooo:rsid="01170fef" style:letter-kerning="true" style:font-name-asian="Segoe UI1" style:font-size-asian="14pt" style:language-asian="hi" style:country-asian="IN" style:font-name-complex="Liberation Serif1" style:font-size-complex="14pt"/>
    </style:style>
    <style:style style:name="T22" style:family="text">
      <style:text-properties style:use-window-font-color="true" loext:opacity="0%" style:font-name="Noto Sans" fo:font-size="12pt" fo:language="ru" fo:country="RU" officeooo:rsid="011ce0df" style:letter-kerning="true" style:font-name-asian="Segoe UI1" style:font-size-asian="14pt" style:language-asian="hi" style:country-asian="IN" style:font-name-complex="Liberation Serif1" style:font-size-complex="14pt"/>
    </style:style>
    <style:style style:name="T23" style:family="text">
      <style:text-properties style:use-window-font-color="true" loext:opacity="0%" style:font-name="Noto Sans" fo:font-size="12pt" fo:language="ru" fo:country="RU" fo:font-weight="normal" officeooo:rsid="0105bc5e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24" style:family="text">
      <style:text-properties style:use-window-font-color="true" loext:opacity="0%" style:font-name="Noto Sans" fo:font-size="12pt" fo:language="ru" fo:country="RU" fo:font-weight="normal" officeooo:rsid="010fd311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25" style:family="text">
      <style:text-properties style:use-window-font-color="true" loext:opacity="0%" style:font-name="Noto Sans" fo:font-size="12pt" fo:language="ru" fo:country="RU" fo:font-weight="normal" officeooo:rsid="0118f7e8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26" style:family="text">
      <style:text-properties style:use-window-font-color="true" loext:opacity="0%" style:font-name="Noto Sans" fo:font-size="12pt" fo:language="ru" fo:country="RU" fo:font-weight="normal" officeooo:rsid="011a8f7a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27" style:family="text">
      <style:text-properties style:use-window-font-color="true" loext:opacity="0%" style:font-name="Noto Sans" fo:font-size="12pt" fo:language="ru" fo:country="RU" fo:font-weight="normal" officeooo:rsid="011ce0df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28" style:family="text">
      <style:text-properties style:use-window-font-color="true" loext:opacity="0%" style:font-name="Noto Sans" fo:font-size="12pt" fo:language="ru" fo:country="RU" fo:font-weight="bold" officeooo:rsid="010de164" style:letter-kerning="true" style:font-name-asian="Segoe UI1" style:font-size-asian="14pt" style:language-asian="hi" style:country-asian="IN" style:font-weight-asian="bold" style:font-name-complex="Liberation Serif1" style:font-size-complex="14pt" style:font-weight-complex="bold"/>
    </style:style>
    <style:style style:name="T29" style:family="text">
      <style:text-properties style:use-window-font-color="true" loext:opacity="0%" style:font-name="Noto Sans" fo:font-size="12pt" fo:language="ru" fo:country="RU" fo:font-weight="bold" officeooo:rsid="010e3f80" style:letter-kerning="true" style:font-name-asian="Segoe UI1" style:font-size-asian="14pt" style:language-asian="hi" style:country-asian="IN" style:font-weight-asian="bold" style:font-name-complex="Liberation Serif1" style:font-size-complex="14pt" style:font-weight-complex="bold"/>
    </style:style>
    <style:style style:name="T30" style:family="text">
      <style:text-properties style:use-window-font-color="true" loext:opacity="0%" style:font-name="Noto Sans" fo:font-size="12pt" fo:language="ru" fo:country="RU" fo:font-weight="bold" officeooo:rsid="0118f7e8" style:letter-kerning="true" style:font-name-asian="Segoe UI1" style:font-size-asian="14pt" style:language-asian="hi" style:country-asian="IN" style:font-weight-asian="bold" style:font-name-complex="Liberation Serif1" style:font-size-complex="14pt" style:font-weight-complex="bold"/>
    </style:style>
    <style:style style:name="T31" style:family="text">
      <style:text-properties style:use-window-font-color="true" loext:opacity="0%" style:font-name="Noto Sans" fo:font-size="12pt" officeooo:rsid="0104b69e" style:letter-kerning="true" style:font-name-asian="Segoe UI1" style:font-size-asian="14pt" style:font-name-complex="Liberation Serif1" style:font-size-complex="14pt"/>
    </style:style>
    <style:style style:name="T32" style:family="text">
      <style:text-properties style:use-window-font-color="true" loext:opacity="0%" style:font-name="Noto Sans" fo:font-size="12pt" officeooo:rsid="0102889a" style:letter-kerning="true" style:font-name-asian="Segoe UI1" style:font-size-asian="14pt" style:font-name-complex="Liberation Serif1" style:font-size-complex="14pt"/>
    </style:style>
    <style:style style:name="T33" style:family="text">
      <style:text-properties style:use-window-font-color="true" loext:opacity="0%" style:font-name="Noto Sans" fo:font-size="12pt" fo:language="en" fo:country="US" officeooo:rsid="0109f16c" style:letter-kerning="true" style:font-name-asian="Segoe UI1" style:font-size-asian="14pt" style:language-asian="hi" style:country-asian="IN" style:font-name-complex="Liberation Serif1" style:font-size-complex="14pt"/>
    </style:style>
    <style:style style:name="T34" style:family="text">
      <style:text-properties style:use-window-font-color="true" loext:opacity="0%" style:font-name="Noto Sans" fo:font-size="12pt" fo:language="en" fo:country="US" officeooo:rsid="010fd311" style:letter-kerning="true" style:font-name-asian="Segoe UI1" style:font-size-asian="14pt" style:language-asian="hi" style:country-asian="IN" style:font-name-complex="Liberation Serif1" style:font-size-complex="14pt"/>
    </style:style>
    <style:style style:name="T35" style:family="text">
      <style:text-properties style:use-window-font-color="true" loext:opacity="0%" style:font-name="Noto Sans" fo:font-size="12pt" fo:language="en" fo:country="US" fo:font-weight="normal" officeooo:rsid="0118f7e8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36" style:family="text">
      <style:text-properties style:use-window-font-color="true" loext:opacity="0%" style:font-name="Noto Sans" fo:font-size="12pt" fo:language="en" fo:country="US" fo:font-weight="normal" officeooo:rsid="011a8f7a" style:letter-kerning="true" style:font-name-asian="Segoe UI1" style:font-size-asian="14pt" style:language-asian="hi" style:country-asian="IN" style:font-weight-asian="normal" style:font-name-complex="Liberation Serif1" style:font-size-complex="14pt" style:font-weight-complex="normal"/>
    </style:style>
    <style:style style:name="T37" style:family="text">
      <style:text-properties fo:color="#000000" loext:opacity="100%" style:font-name="Segoe UI" fo:font-weight="normal" style:font-size-asian="12pt" style:font-weight-asian="normal" style:font-size-complex="12pt" style:font-weight-complex="normal"/>
    </style:style>
    <style:style style:name="T38" style:family="text">
      <style:text-properties fo:font-weight="normal" officeooo:rsid="0109c893" style:font-weight-asian="normal" style:font-weight-complex="normal"/>
    </style:style>
    <style:style style:name="T39" style:family="text">
      <style:text-properties officeooo:rsid="0102889a"/>
    </style:style>
    <style:style style:name="T40" style:family="text">
      <style:text-properties officeooo:rsid="0104b69e"/>
    </style:style>
    <style:style style:name="T41" style:family="text">
      <style:text-properties officeooo:rsid="0104fd1b"/>
    </style:style>
    <style:style style:name="T42" style:family="text">
      <style:text-properties officeooo:rsid="0105bc5e"/>
    </style:style>
    <style:style style:name="T43" style:family="text">
      <style:text-properties officeooo:rsid="01066e43"/>
    </style:style>
    <style:style style:name="T44" style:family="text">
      <style:text-properties officeooo:rsid="0109b4f4"/>
    </style:style>
    <style:style style:name="T45" style:family="text">
      <style:text-properties officeooo:rsid="0109c893"/>
    </style:style>
    <style:style style:name="T46" style:family="text">
      <style:text-properties officeooo:rsid="010be954"/>
    </style:style>
    <style:style style:name="T47" style:family="text">
      <style:text-properties officeooo:rsid="010de164"/>
    </style:style>
    <style:style style:name="T48" style:family="text">
      <style:text-properties officeooo:rsid="010e3f80"/>
    </style:style>
    <style:style style:name="T49" style:family="text">
      <style:text-properties officeooo:rsid="0111f668"/>
    </style:style>
    <style:style style:name="T50" style:family="text">
      <style:text-properties officeooo:rsid="01170fef"/>
    </style:style>
    <style:style style:name="T51" style:family="text">
      <style:text-properties fo:language="en" fo:country="US" fo:font-weight="bold" officeooo:rsid="0118f7e8" style:font-weight-asian="bold" style:font-weight-complex="bold"/>
    </style:style>
    <style:style style:name="T52" style:family="text">
      <style:text-properties officeooo:rsid="011b3af6"/>
    </style:style>
    <style:style style:name="T53" style:family="text">
      <style:text-properties officeooo:rsid="011e88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СОДЕРЖАНИЕ.</text:p>
      <text:p text:style-name="P17"><text:span text:style-name="T4">ПРО <text:s/>ОСВЕЩЕНИЕ И ВЫКЛЮЧАТЕЛИ<text:tab/><text:tab/><text:tab/><text:tab/><text:tab/><text:tab/><text:tab/><text:tab/></text:span><text:span text:style-name="T1">1</text:span><text:span text:style-name="T4"><text:line-break/></text:span><text:span text:style-name="T1">АВТОМАТИЗАЦИЯ</text:span><text:span text:style-name="T4"><text:tab/><text:tab/><text:tab/><text:tab/><text:tab/><text:tab/><text:tab/><text:tab/><text:tab/><text:tab/><text:tab/></text:span><text:span text:style-name="T1">1-</text:span><text:span text:style-name="T9">2</text:span><text:span text:style-name="T4">.</text:span></text:p>
      <text:p text:style-name="P14"><text:span text:style-name="T5">РЕМОНТ АККУМУЛЯТОРНЫХ БАТАРЕЙ ИНСТРУМЕНТА, НОУТБУКОВ<text:tab/><text:tab/><text:tab/></text:span><text:span text:style-name="T9">3</text:span><text:span text:style-name="T5">.</text:span></text:p>
      <text:p text:style-name="P23"><text:span text:style-name="T4">ПРО КОМПЬЮТЕРЫ </text:span><text:span text:style-name="T5">И ОПЕРАЦИОННУЮ СИСТЕМУ.<text:tab/><text:tab/><text:tab/><text:tab/><text:tab/><text:tab/></text:span><text:span text:style-name="T6">3<text:line-break/></text:span><text:span text:style-name="T7">ГАРДИНЫ , ШТОРЫ С ЭЛЕКТРОПРИВОДОМ<text:tab/><text:tab/><text:tab/><text:tab/><text:tab/><text:tab/><text:tab/></text:span><text:span text:style-name="T8">3</text:span></text:p>
      <text:p text:style-name="P23"><text:span text:style-name="T7">В САД КЛАПАНЫ С ЭЛЕКТРОПРИВОДОМ, УПРАВЛЕНИЕ НАСОСОМ<text:tab/><text:tab/><text:tab/></text:span><text:span text:style-name="T8">3</text:span><text:span text:style-name="T7"><text:line-break/>КОНТРОЛЬНО-ИЗМЕРИТЕЛЬНЫЕ ПРИБОРЫ<text:tab/><text:tab/><text:tab/><text:tab/><text:tab/><text:tab/><text:tab/></text:span><text:span text:style-name="T8">3-4</text:span><text:span text:style-name="T5"><text:line-break/>ПРО МИКРОКОНТРОЛЛЕРЫ<text:tab/><text:tab/><text:tab/><text:tab/><text:tab/><text:tab/><text:tab/><text:tab/><text:tab/><text:tab/></text:span><text:span text:style-name="T9">5</text:span><text:span text:style-name="T5"><text:line-break/>КАКИЕ РАБОТЫ НЕ ВЫПОЛНЯЮ ЛИЧНО<text:tab/><text:tab/><text:tab/><text:tab/><text:tab/><text:tab/><text:tab/><text:tab/></text:span><text:span text:style-name="T9">5</text:span><text:span text:style-name="T5"><text:line-break/></text:span><text:span text:style-name="T6">КОНТАКТЫ, КОМУ ПРИНАДЛЕЖИТ ДОКУМЕНТ<text:tab/><text:tab/><text:tab/><text:tab/><text:tab/><text:tab/><text:tab/></text:span><text:span text:style-name="T9">6</text:span></text:p>
      <text:p text:style-name="P16"><text:line-break/><text:span text:style-name="T4">ПРО <text:s/>ОСВЕЩЕНИЕ И ВЫКЛЮЧАТЕЛИ.</text:span></text:p>
      <text:p text:style-name="P5">*<text:span text:style-name="T41">без проводные выключатели и датчики не требуют использования штроб и дополнительных проводов.</text:span></text:p>
      <text:p text:style-name="P5">* <text:span text:style-name="T41">умные выключатели используют существующую проводку и существующие места от старых выключателей.</text:span></text:p>
      <text:p text:style-name="P5">* <text:span text:style-name="T43">некоторые задачи можно комбинировать.</text:span></text:p>
      <text:p text:style-name="P5"/>
      <text:p text:style-name="P5">Добавить без проводной выключатель к уже существующим<text:span text:style-name="T39">;</text:span></text:p>
      <text:p text:style-name="P5">Добавить прикроватные выключатели <text:span text:style-name="T49">без проводов</text:span><text:span text:style-name="T39">;</text:span></text:p>
      <text:p text:style-name="P6">Добавить дистанционное управление с пульта к выключателю<text:span text:style-name="T39">;</text:span></text:p>
      <text:p text:style-name="P4">Добавить <text:span text:style-name="T49">без проводов </text:span>выключатель при входе в квартиру-дом для выключения света в нужных местах;</text:p>
      <text:p text:style-name="P8"><text:span text:style-name="T39"><text:line-break/></text:span><text:span text:style-name="T47">В</text:span><text:span text:style-name="T39">ыключатель может быть: </text:span><text:span text:style-name="T47">без проводной с батарейкой или без неё, </text:span><text:span text:style-name="T39">обычный выключатель, </text:span><text:span text:style-name="T48">безконтактный, </text:span><text:span text:style-name="T39">без проводной пульт, банальный выключатель прямо на проводе, симпатичный самодельный проводной пульт с кнопочками и индикаторами; <text:line-break/></text:span></text:p>
      <text:p text:style-name="P7"><text:span text:style-name="T31">Создать дополнительное освещение рабочей зоны на кухне</text:span><text:span text:style-name="T32">;</text:span></text:p>
      <text:p text:style-name="P15"><text:span text:style-name="T40">Создать дополнительное освещение </text:span><text:span text:style-name="T42">или подсветку </text:span><text:span text:style-name="T40">зоны </text:span><text:span text:style-name="T42">в коридоре либо в комнате</text:span>;<text:line-break/><text:span text:style-name="T38">Произвести</text:span><text:span text:style-name="T45"> светильник на основе светодиодных лент с изготовлением под нужную длину, яркость</text:span>;<text:line-break/><text:span text:style-name="T38">Произвести</text:span><text:span text:style-name="T45"> светильник на основе светодиодных лент с изготовлением питания от сети или аккумулятора</text:span>;</text:p>
      <text:p text:style-name="P13"/>
      <text:p text:style-name="P18">АВТОМАТИЗАЦИЯ</text:p>
      <text:p text:style-name="P19"><text:span text:style-name="T12">Автоматизировать <text:s/>вкл света в </text:span><text:span text:style-name="T13">прихожей, </text:span><text:span text:style-name="T14">коридоре</text:span><text:span text:style-name="T12">, дворовой постройке используя датчик </text:span><text:span text:style-name="T23">открытия дверей</text:span><text:span text:style-name="T12">;</text:span></text:p>
      <text:p text:style-name="P3"><text:soft-page-break/>Автоматизировать вкл и выкл света в ванной, санузле, коридоре используя датчик движения;</text:p>
      <text:p text:style-name="P15">Автоматизировать <text:s/>вкл и выкл света в на кухне, дворовой постройке используя датчик движения-освещённости;<text:line-break/>Связать состояние вкл выкл в <text:span text:style-name="T37">разных местах</text:span>: при входе в квартиру вкл свет в прихожей, поэтому включается свет в санузле, выходишь из санузла, выключаешь в нём свет, одновременно выключается свет в прихожей, включается свет на кухне;</text:p>
      <text:p text:style-name="P13">Автоматизировать управлени<text:span text:style-name="T44">е</text:span> вентиляцией, светильником. Область применения: гараж, сарай, погреб, санузел.<text:line-break/>Результат на твой выбор: <text:span text:style-name="T52">переключение на аккумулятор при пропадании сети, </text:span>работа в твоё отсутствие-присутствие, вентиляция по датчику влажности;<text:line-break/><text:line-break/> <text:tab/><text:tab/><text:tab/><text:tab/><text:span text:style-name="T5">РЕМОНТ АККУМУЛЯТОРНЫХ БАТАРЕЙ ИНСТРУМЕНТА, НОУТБУКОВ</text:span></text:p>
      <text:p text:style-name="P11"><text:span text:style-name="T44">Отремонтировать батарею ноутбука, шуруповёрта с увеличением ёмкости</text:span>;</text:p>
      <text:p text:style-name="P12"><text:span text:style-name="T44">Отремонтировать светодиодную лампочку или светильник кроме умных, </text:span><text:span text:style-name="T47">мин заказ 5шт</text:span>;</text:p>
      <text:p text:style-name="P20"><text:span text:style-name="T12"><text:line-break/><text:tab/><text:tab/><text:tab/><text:tab/></text:span><text:span text:style-name="T28">ПРО КОМПЬЮТЕРЫ</text:span><text:span text:style-name="T12"><text:line-break/></text:span><text:span text:style-name="T16">Проверить реальный обьём флешки;<text:line-break/>Клавиатура. Обновление символов на кнопках</text:span></text:p>
      <text:p text:style-name="P20"><text:span text:style-name="T20">Устройства. Подключение, ввод в работу.</text:span><text:span text:style-name="T16"><text:line-break/></text:span><text:span text:style-name="T33">Linux . </text:span><text:span text:style-name="T19">Изготовление установочного носителя.</text:span><text:span text:style-name="T16"><text:line-break/></text:span><text:span text:style-name="T33">Linux . </text:span><text:span text:style-name="T16">Установка системы </text:span><text:span text:style-name="T18">UBUNTU, DEBIAN, RED OS, ASTRA, ArchLinux. </text:span><text:span text:style-name="T33"><text:line-break/>Linux. </text:span><text:span text:style-name="T16"><text:s/></text:span><text:span text:style-name="T18">Р</text:span><text:span text:style-name="T17">азделы и тома. Ext4, btrfs</text:span><text:span text:style-name="T16">, очистка от мусора, распечатка документов.</text:span></text:p>
      <text:p text:style-name="P25"><text:span text:style-name="T33">Linux. </text:span><text:span text:style-name="T34">Р</text:span><text:span text:style-name="T16">азличные настройки. </text:span><text:span text:style-name="T18">Терминал, ftp, samba, рабочее окружение, </text:span><text:span text:style-name="T19">загрузчик </text:span><text:span text:style-name="T18">.</text:span><text:span text:style-name="T33"><text:line-break/>Linux. </text:span><text:span text:style-name="T16">Установка и настройка почтового клиента, </text:span><text:span text:style-name="T33">PGP.<text:line-break/><text:tab/><text:tab/><text:tab/> </text:span><text:span text:style-name="T30">ГАРДИНЫ , ШТОРЫ С ЭЛЕКТРОПРИВОДОМ</text:span></text:p>
      <text:p text:style-name="P25"><text:span text:style-name="T25">o</text:span><text:span text:style-name="T26">nviz, </text:span><text:span text:style-name="T11">Другие электро-карнизы гардины </text:span><text:a xlink:type="simple" xlink:href="https://vk.com/album-205526094_291466799" text:style-name="Internet_20_link" text:visited-style-name="Visited_20_Internet_20_Link">https://vk.com/album-205526094_291466799</text:a></text:p>
      <text:p text:style-name="P25"><text:span text:style-name="T26"/></text:p>
      <text:p text:style-name="P24"><text:span text:style-name="T51"><text:tab/><text:tab/><text:tab/>В САД КЛАПАНЫ С ЭЛЕКТРОПРИВОДОМ, УПРАВЛЕНИЕ НАСОСОМ.</text:span></text:p>
      <text:p text:style-name="P26"><text:span text:style-name="T35">С </text:span><text:span text:style-name="T36">фазным электроприводом. </text:span><text:a xlink:type="simple" xlink:href="https://vk.com/album-205526094_282540590" text:style-name="Internet_20_link" text:visited-style-name="Visited_20_Internet_20_Link">https://vk.com/album-205526094_282540590</text:a><text:span text:style-name="T36"><text:line-break/></text:span><text:a xlink:type="simple" xlink:href="https://vk.com/uslugi-205526094?section=section&amp;section_id=HUkaVBkGWlB0RwcDWVg2&amp;w=product-205526094_6485520" text:style-name="Internet_20_link" text:visited-style-name="Visited_20_Internet_20_Link">https://vk.com/uslugi-205526094?section=section&amp;section_id=HUkaVBkGWlB0RwcDWVg2&amp;w=product-205526094_6485520</text:a></text:p>
      <text:p text:style-name="P26"><text:span text:style-name="T36"/></text:p>
      <text:p text:style-name="P26"><text:span text:style-name="T36"/></text:p>
      <text:p text:style-name="P26"><text:span text:style-name="T29"><text:tab/><text:tab/><text:tab/></text:span></text:p>
      <text:p text:style-name="P26"><text:soft-page-break/><text:span text:style-name="T29">ПРО МИКРОКОНТРОЛЛЕРЫ.<text:line-break/></text:span><text:span text:style-name="T24">Я пишу на С++, </text:span><text:span text:style-name="T27">циклы, логические операции, вычисления. </text:span><text:span text:style-name="T29"><text:line-break/></text:span><text:span text:style-name="T24">Имею ввиду Arduino сери</text:span><text:span text:style-name="T27">и</text:span><text:span text:style-name="T24"> атини </text:span><text:span text:style-name="T27">10-тире-85</text:span><text:span text:style-name="T24">, атмега</text:span><text:span text:style-name="T27">128p</text:span><text:span text:style-name="T24">. </text:span><text:span text:style-name="T27">СТМ32, </text:span><text:span text:style-name="T24">есп <text:s/>- </text:span><text:span text:style-name="T27">займусь в ответ на спрос, подкреплённый финансами</text:span><text:span text:style-name="T24">.</text:span><text:span text:style-name="T16"><text:line-break/></text:span><text:span text:style-name="T18">Могу изготовить простую программу по спецификации, залить в контроллер. <text:line-break/>Создать устройство как прототип для дальнейшего допиливания. 20Х от цены материалов, материалы придётся покупать </text:span><text:span text:style-name="T22">несколько</text:span><text:span text:style-name="T18"> раз.</text:span><text:span text:style-name="T16"><text:line-break/><text:tab/><text:tab/><text:tab/><text:tab/></text:span><text:span text:style-name="T29">КАКИЕ РАБОТЫ НЕ ВЫПОЛНЯЮ</text:span><text:span text:style-name="T16">.</text:span></text:p>
      <text:p text:style-name="P26"><text:span text:style-name="T16">х строительно штробильно долбильные работы;<text:line-break/>x </text:span><text:span text:style-name="T18">создание </text:span><text:span text:style-name="T16">проводк</text:span><text:span text:style-name="T18">и</text:span><text:span text:style-name="T16"> внутри потолочной плиты; <text:line-break/>х работы с металлом, х натяжные потолки;;. <text:line-break/>x Уборка и вывоз мусора;<text:line-break/>x изготовление и установка закладных проходок;<text:line-break/>х крепление в на пено газобетон;<text:line-break/>х перепродажа товаров дороже, чем они были куплены;<text:line-break/>х малярные работы, требующие профессиональное оборудование и спец подготовку;<text:line-break/>х работы, требующие применения специальной оснастки по технике безопасности;<text:line-break/>х любые операции с лесами строительными;<text:line-break/>х работы на высоте </text:span><text:span text:style-name="T17">когда </text:span><text:span text:style-name="T16">заказчик даёт шаткую или не надежную стремянку(леса).<text:line-break/>х установка шины, х земляные работы;<text:line-break/>х </text:span><text:span text:style-name="T17">восстановление данных носителей</text:span><text:span text:style-name="T16">;<text:line-break/>х </text:span><text:span text:style-name="T17">сложный аппаратный ремонт</text:span><text:span text:style-name="T16">;</text:span></text:p>
      <text:p text:style-name="P12"/>
      <text:p text:style-name="P12"><text:span text:style-name="T53">Эти материалы можно использовать в некоммерческих целях. </text:span>Этот документ принадлежит </text:p>
      <text:p text:style-name="P12"><text:span text:style-name="T45">#</text:span>ПростоСвет,</text:p>
      <text:p text:style-name="P12">адрес 624250, г Заречный, Свердловской области, улица Таховская, 14,22</text:p>
      <text:p text:style-name="P12">Куликов Максим Николаевич. +79920145799. <text:s text:c="2"/><text:span text:style-name="T46">с 14 до 23ч. Записывайтесь предварительно, чтобы в очереди не стоять.</text:span></text:p>
      <text:p text:style-name="P12"><text:span text:style-name="T50">Вопросы и задания т</text:span>юда maksim.nk@mail.ru </text:p>
      <text:p text:style-name="P21"><text:span text:style-name="T21">В</text:span><text:span text:style-name="T12">контакте </text:span><text:span text:style-name="T18">вступайте в </text:span><text:a xlink:type="simple" xlink:href="https://vk.com/simplelightz" text:style-name="Internet_20_link" text:visited-style-name="Visited_20_Internet_20_Link">https://vk.com/simplelightz</text:a><text:span text:style-name="T12"><text:line-break/></text:span><text:span text:style-name="T15">Подробные описания <text:s/>услуг </text:span><text:a xlink:type="simple" xlink:href="https://vk.com/uslugi-205526094" text:style-name="Internet_20_link" text:visited-style-name="Visited_20_Internet_20_Link">https://vk.com/uslugi-205526094</text:a><text:span text:style-name="T15"> , инструкции для заказа </text:span><text:a xlink:type="simple" xlink:href="https://vk.com/board205526094" text:style-name="Internet_20_link" text:visited-style-name="Visited_20_Internet_20_Link">https://vk.com/board205526094</text:a><text:line-break/><text:span text:style-name="T15">персональные данные разрешается использовать только для осуществления заказов мне на мои работ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adornments="Обычный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loext:opacity="100%" style:font-name="Segoe UI" fo:font-family="'Segoe UI'" style:font-family-generic="roman" style:font-pitch="variable" fo:font-size="12pt" fo:language="ru" fo:country="RU" fo:font-weight="normal" style:letter-kerning="true" style:font-name-asian="Segoe UI1" style:font-family-asian="'Segoe UI'" style:font-family-generic-asian="system" style:font-pitch-asian="variable" style:font-size-asian="12pt" style:language-asian="hi" style:country-asian="IN" style:font-weight-asian="normal" style:font-name-complex="Liberation Serif1" style:font-family-complex="'Liberation Serif'" style:font-family-generic-complex="system" style:font-pitch-complex="variable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</style:style>
    <style:style style:name="Caption" style:family="paragraph" style:parent-style-name="Standard" style:next-style-name="Standard" style:default-outline-level="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353cm" fo:margin-bottom="0.212cm" style:contextual-spacing="false" fo:keep-with-next="always"/>
      <style:text-properties style:font-name="Liberation Serif" fo:font-family="'Liberation Serif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 fo:keep-with-next="always"/>
      <style:text-properties style:font-name="Liberation Serif" fo:font-family="'Liberation Serif'" style:font-family-generic="swiss" style:font-pitch="variable" fo:font-size="14pt" fo:font-weight="bold" style:font-name-asian="Mangal" style:font-family-asian="Mangal" style:font-family-generic-asian="system" style:font-pitch-asian="variable" style:font-size-asian="14pt" style:font-weight-asian="bold" style:font-size-complex="14pt" style:font-weight-complex="bold"/>
    </style:style>
    <style:style style:name="Title" style:family="paragraph" style:parent-style-name="Standard" style:next-style-name="Text_20_body_20_indent" style:auto-update="true" style:default-outline-level="" style:class="chapter" style:master-page-name="">
      <style:paragraph-properties fo:margin-top="0cm" fo:margin-bottom="0cm" style:contextual-spacing="false" fo:text-align="center" style:justify-single-word="false" style:register-true="true" style:page-number="auto" fo:keep-with-next="always"/>
      <style:text-properties style:font-name="Noto Sans" fo:font-family="'Noto Sans'" style:font-style-name="Обычный" style:font-family-generic="swiss" style:font-pitch="variable" fo:font-size="12pt" fo:font-weight="bold" style:font-size-asian="14pt" style:font-size-complex="14pt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auto-update="true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  <style:text-properties fo:font-weight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8cm" style:type="center"/>
          <style:tab-stop style:position="17.6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 style:vertical-align="middle"/>
      <style:text-properties fo:hyphenate="true" fo:hyphenation-remain-char-count="2" fo:hyphenation-push-char-count="2" loext:hyphenation-no-caps="tru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 style:parent-style-name="Strong_20_Emphasis">
      <style:text-properties fo:font-weight="bold"/>
    </style:style>
    <style:style style:name="Numbering_20_Symbols" style:display-name="Numbering Symbols" style:family="text"/>
    <style:style style:name="ListLabel_20_1" style:display-name="ListLabel 1" style:family="text">
      <style:text-properties fo:color="#1155cc" loext:opacity="100%" style:font-name="Verdana" fo:font-family="Verdana" style:font-family-generic="roman" style:font-pitch="variable" fo:font-size="12pt" style:text-underline-style="solid" style:text-underline-width="auto" style:text-underline-color="font-color" style:font-name-asian="Verdana1" style:font-family-asian="Verdana" style:font-family-generic-asian="system" style:font-pitch-asian="variable" style:font-size-asian="12pt" style:font-name-complex="Verdana1" style:font-family-complex="Verdana" style:font-family-generic-complex="system" style:font-pitch-complex="variable" style:font-size-complex="12pt"/>
    </style:style>
    <style:style style:name="ListLabel_20_2" style:display-name="ListLabel 2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26.301cm" table:align="margins" fo:background-color="transparent" style:writing-mode="lr-tb">
        <style:background-image/>
      </style:table-properties>
    </style:style>
    <style:style style:name="Таблица3.A" style:family="table-column">
      <style:table-column-properties style:column-width="23.603cm" style:rel-column-width="58810*"/>
    </style:style>
    <style:style style:name="Таблица3.B" style:family="table-column">
      <style:table-column-properties style:column-width="2.699cm" style:rel-column-width="6725*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 style:writing-mode="page"/>
    </style:style>
    <style:style style:name="MP1" style:family="paragraph" style:parent-style-name="Text_20_body">
      <style:paragraph-properties fo:text-align="center" style:justify-single-word="false"/>
      <style:text-properties fo:font-size="12pt" officeooo:paragraph-rsid="00186623" style:font-size-asian="12pt" style:font-size-complex="12pt"/>
    </style:style>
    <style:style style:name="MP2" style:family="paragraph" style:parent-style-name="Table_20_Contents">
      <style:paragraph-properties fo:text-align="center" style:justify-single-word="false"/>
      <style:text-properties fo:language="ru" fo:country="RU" officeooo:rsid="01002214" officeooo:paragraph-rsid="01002214"/>
    </style:style>
    <style:style style:name="MP3" style:family="paragraph" style:parent-style-name="Header">
      <style:paragraph-properties fo:text-align="end" style:justify-single-word="false"/>
      <style:text-properties officeooo:paragraph-rsid="003130c7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186623" style:font-weight-asian="bold" style:font-weight-complex="bold"/>
    </style:style>
    <style:style style:name="MT3" style:family="text">
      <style:text-properties fo:font-weight="bold" officeooo:rsid="0027db0f" style:font-weight-asian="bold" style:font-weight-complex="bold"/>
    </style:style>
    <style:style style:name="MT4" style:family="text">
      <style:text-properties officeooo:rsid="002868e8"/>
    </style:style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79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0.9cm" fo:margin-bottom="0.9cm" fo:margin-left="0.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9.7cm" fo:page-height="21.001cm" style:num-format="1" style:print-orientation="landscape" fo:margin-top="0.9cm" fo:margin-bottom="0.9cm" fo:margin-left="2.49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. </text:span><text:span text:style-name="MT2">стр</text:span><text:span text:style-name="MT1"> </text:span><text:span text:style-name="MT1"><text:page-number text:select-page="current">0</text:page-number></text:span><text:span text:style-name="MT1"><text:s/></text:span><text:span text:style-name="MT3">из </text:span></text:p>
      </style:header>
    </style:master-page>
    <style:master-page style:name="Landscape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>
      <style:header>
        <table:table table:name="Таблица3" table:style-name="Таблица3">
          <table:table-column table:style-name="Таблица3.A"/>
          <table:table-column table:style-name="Таблица3.B"/>
          <table:table-row table:style-name="Таблица3.1">
            <table:table-cell table:style-name="Таблица3.A1" office:value-type="string">
              <text:p text:style-name="MP2">Какую задачу тебе интересно решить ?</text:p>
            </table:table-cell>
            <table:table-cell table:style-name="Таблица3.A1" office:value-type="string">
              <text:p text:style-name="MP3"><text:span text:style-name="MT4"><text:page-number text:select-page="current">3</text:page-number></text:span><text:span text:style-name="MT4">из </text:span><text:page-count>5</text:page-count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0:55:49.319933600</meta:creation-date>
    <meta:generator>LibreOffice/7.4.6.2$Linux_X86_64 LibreOffice_project/40$Build-2</meta:generator>
    <meta:editing-duration>PT2H18M22S</meta:editing-duration>
    <meta:editing-cycles>28</meta:editing-cycles>
    <dc:date>2023-05-23T14:56:36.164673674</dc:date>
    <meta:document-statistic meta:table-count="1" meta:image-count="0" meta:object-count="0" meta:page-count="5" meta:paragraph-count="41" meta:word-count="620" meta:character-count="5035" meta:non-whitespace-character-count="4349"/>
    <meta:template xlink:type="simple" xlink:actuate="onRequest" xlink:title="А4-альбомная-колон-стр" xlink:href="../../../../.config/libreoffice/4/user/template/А4-альбомная-колон-стр.ott" meta:date="2022-07-15T10:55:47.664409737"/>
  </office:meta>
</office:document-meta>
</file>